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Standard">
      <style:paragraph-properties fo:margin-top="0.847cm" fo:margin-bottom="0.212cm" style:contextual-spacing="false" fo:line-height="100%" fo:keep-together="auto" style:page-number="1" fo:keep-with-next="auto"/>
    </style:style>
    <style:style style:name="P2" style:family="paragraph" style:parent-style-name="Heading_20_3">
      <style:paragraph-properties fo:margin-top="0.494cm" fo:margin-bottom="0.141cm" style:contextual-spacing="false" fo:line-height="100%" fo:keep-together="auto" fo:keep-with-next="auto"/>
    </style:style>
    <style:style style:name="P3" style:family="paragraph" style:parent-style-name="normal" style:list-style-name="WWNum2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4" style:family="paragraph" style:parent-style-name="normal" style:list-style-name="WWNum2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5" style:family="paragraph" style:parent-style-name="normal" style:list-style-name="WWNum2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6" style:family="paragraph" style:parent-style-name="normal" style:list-style-name="WWNum9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7" style:family="paragraph" style:parent-style-name="normal" style:list-style-name="WWNum9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8" style:family="paragraph" style:parent-style-name="normal" style:list-style-name="WWNum9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9" style:family="paragraph" style:parent-style-name="normal" style:list-style-name="WWNum4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08b3ba"/>
    </style:style>
    <style:style style:name="P10" style:family="paragraph" style:parent-style-name="normal" style:list-style-name="WWNum4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08b3ba"/>
    </style:style>
    <style:style style:name="P11" style:family="paragraph" style:parent-style-name="normal" style:list-style-name="WWNum5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12" style:family="paragraph" style:parent-style-name="normal" style:list-style-name="WWNum5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13" style:family="paragraph" style:parent-style-name="normal" style:list-style-name="WWNum5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08b3ba"/>
    </style:style>
    <style:style style:name="P14" style:family="paragraph" style:parent-style-name="normal" style:list-style-name="WWNum1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15" style:family="paragraph" style:parent-style-name="normal" style:list-style-name="WWNum1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16" style:family="paragraph" style:parent-style-name="normal" style:list-style-name="WWNum1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17" style:family="paragraph" style:parent-style-name="normal" style:list-style-name="WWNum8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18" style:family="paragraph" style:parent-style-name="normal" style:list-style-name="WWNum8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19" style:family="paragraph" style:parent-style-name="normal" style:list-style-name="WWNum3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20" style:family="paragraph" style:parent-style-name="normal" style:list-style-name="WWNum3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21" style:family="paragraph" style:parent-style-name="normal" style:list-style-name="WWNum3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22" style:family="paragraph" style:parent-style-name="normal">
      <style:paragraph-properties fo:margin-top="0.423cm" fo:margin-bottom="0.423cm" style:contextual-spacing="false" fo:line-height="100%"/>
    </style:style>
    <style:style style:name="P23" style:family="paragraph" style:parent-style-name="normal" style:list-style-name="WWNum7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24" style:family="paragraph" style:parent-style-name="normal" style:list-style-name="WWNum7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25" style:family="paragraph" style:parent-style-name="normal" style:list-style-name="WWNum7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26" style:family="paragraph" style:parent-style-name="normal" style:list-style-name="WWNum6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27" style:family="paragraph" style:parent-style-name="normal" style:list-style-name="WWNum6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28" style:family="paragraph" style:parent-style-name="normal" style:list-style-name="WWNum6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2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color="#000000" loext:opacity="100%" fo:font-size="13pt" fo:font-weight="bold" style:font-size-asian="13pt" style:font-weight-asian="bold" style:font-size-complex="13pt"/>
    </style:style>
    <style:style style:name="T3" style:family="text">
      <style:text-properties fo:font-style="italic" style:font-style-asian="italic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08b3ba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.423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6x57kdb2ug1i"/><text:span text:style-name="T1">🧩 Ficha Ágil de Análisis Web</text:span><text:span text:style-name="T1"/></text:p>
      <text:p text:style-name="P2" loext:marker-style-name="T2"><text:bookmark text:name="_o7bsqoj0cx3v"/><text:span text:style-name="T2">🧑‍💻 Equipo: </text:span></text:p>
      <text:list text:style-name="WWNum2">
        <text:list-item>
          <text:p text:style-name="P3">Integrantes: <text:span text:style-name="T5">Franco Benavides, Rafa Cosquillo y Alberto Llera</text:span><text:line-break/></text:p>
        </text:list-item>
        <text:list-item>
          <text:p text:style-name="P4">Curso / Grupo: <text:span text:style-name="T5">2DAW</text:span><text:line-break/></text:p>
        </text:list-item>
        <text:list-item>
          <text:p text:style-name="P5">Fecha: <text:span text:style-name="T5">06/10/2025</text:span><text:line-break/></text:p>
        </text:list-item>
      </text:list>
      <text:p text:style-name="normal"><draw:rect text:anchor-type="as-char" style:rel-width="100%" draw:z-index="0" draw:style-name="gr1" draw:text-style-name="P29" svg:width="15.922cm" svg:height="0.054cm"><text:p/></draw:rect></text:p>
      <text:p text:style-name="P2" loext:marker-style-name="T2"><text:bookmark text:name="_16l7xtskgdl1"/><text:span text:style-name="T2">🏷️ 1. Identificación</text:span><text:span text:style-name="T2"/></text:p>
      <text:list text:style-name="WWNum9">
        <text:list-item>
          <text:p text:style-name="P6">Nombre de la web: <text:span text:style-name="T5">LABUTACASOCIAL</text:span><text:line-break/></text:p>
        </text:list-item>
        <text:list-item>
          <text:p text:style-name="P7">URL: <text:a xlink:type="simple" xlink:href="http://www.labutacasocial.es/" text:style-name="Internet_20_link" text:visited-style-name="Visited_20_Internet_20_Link"><text:span text:style-name="T5">www.labutacasocial.es</text:span></text:a><text:span text:style-name="T5"> (?)</text:span><text:line-break/></text:p>
        </text:list-item>
        <text:list-item>
          <text:p text:style-name="P8">Tipo de aplicación: <text:span text:style-name="T5">Web social</text:span><text:line-break/></text:p>
        </text:list-item>
      </text:list>
      <text:p text:style-name="normal"><draw:rect text:anchor-type="as-char" style:rel-width="100%" draw:z-index="1" draw:style-name="gr1" draw:text-style-name="P29" svg:width="15.922cm" svg:height="0.054cm"><text:p/></draw:rect></text:p>
      <text:p text:style-name="P2" loext:marker-style-name="T2"><text:bookmark text:name="_3e7qguhm17d7"/><text:span text:style-name="T2">🎯 2. Objetivo</text:span><text:span text:style-name="T2"/></text:p>
      <text:list xml:id="list44845046" text:style-name="WWNum4">
        <text:list-item>
          <text:p text:style-name="P9">¿Cuál es la finalidad principal del sitio web?</text:p>
          <text:p text:style-name="P9"><text:span text:style-name="T5">Nuestra misión es unir y concienciar a nuestros usuarios en materia cinematográfica con un enfoque sostenible y social</text:span><text:line-break/></text:p>
        </text:list-item>
        <text:list-item>
          <text:p text:style-name="P10">¿A qué público se dirige?</text:p>
          <text:p text:style-name="P10"><text:span text:style-name="T5">Enfocado a un rango de edad entre 18 y ~50 años concienciados con temas sociales y una profunda afición por el cine</text:span><text:line-break/></text:p>
        </text:list-item>
      </text:list>
      <text:p text:style-name="normal"><draw:rect text:anchor-type="as-char" style:rel-width="100%" draw:z-index="2" draw:style-name="gr1" draw:text-style-name="P29" svg:width="15.922cm" svg:height="0.054cm"><text:p/></draw:rect></text:p>
      <text:p text:style-name="P2" loext:marker-style-name="T2"><text:bookmark text:name="_f7yvmveud18p"/><text:span text:style-name="T2">🎨 3. Diseño visual y estructura</text:span><text:span text:style-name="T2"/></text:p>
      <text:list xml:id="list528075151" text:style-name="WWNum5">
        <text:list-item>
          <text:p text:style-name="P13">Uso del espacio y distribución de contenidos</text:p>
          <text:p text:style-name="P13"><text:line-break/></text:p>
        </text:list-item>
        <text:list-item>
          <text:p text:style-name="P11">Paleta de colores y coherencia visual:<text:line-break/><draw:rect text:anchor-type="as-char" style:rel-width="100%" draw:z-index="3" draw:style-name="gr1" draw:text-style-name="P29" svg:width="15.922cm" svg:height="0.054cm"><text:p/></draw:rect></text:p>
        </text:list-item>
        <text:list-item>
          <text:p text:style-name="P11">Tipografía y legibilidad:<text:line-break/><draw:rect text:anchor-type="as-char" style:rel-width="100%" draw:z-index="4" draw:style-name="gr1" draw:text-style-name="P29" svg:width="15.922cm" svg:height="0.054cm"><text:p/></draw:rect></text:p>
        </text:list-item>
        <text:list-item>
          <text:p text:style-name="P12">Jerarquía visual (principios Gestalt):<text:line-break/><draw:rect text:anchor-type="as-char" style:rel-width="100%" draw:z-index="5" draw:style-name="gr2" draw:text-style-name="P29" svg:width="15.922cm" svg:height="0.054cm"><text:p/></draw:rect></text:p>
        </text:list-item>
      </text:list>
      <text:p text:style-name="normal"><text:soft-page-break/><draw:rect text:anchor-type="as-char" style:rel-width="100%" draw:z-index="6" draw:style-name="gr1" draw:text-style-name="P29" svg:width="15.922cm" svg:height="0.054cm"><text:p/></draw:rect></text:p>
      <text:p text:style-name="P2" loext:marker-style-name="T2"><text:bookmark text:name="_10ztv4u45yd9"/><text:span text:style-name="T2">🧭 4. Usabilidad e interactividad</text:span><text:span text:style-name="T2"/></text:p>
      <text:list text:style-name="WWNum1">
        <text:list-item>
          <text:p text:style-name="P14">Facilidad de navegación / estructura de menús:<text:line-break/><draw:rect text:anchor-type="as-char" style:rel-width="100%" draw:z-index="7" draw:style-name="gr1" draw:text-style-name="P29" svg:width="15.922cm" svg:height="0.054cm"><text:p/></draw:rect></text:p>
        </text:list-item>
        <text:list-item>
          <text:p text:style-name="P15">Claridad de botones y llamadas a la acción (CTA):<text:line-break/><draw:rect text:anchor-type="as-char" style:rel-width="100%" draw:z-index="8" draw:style-name="gr1" draw:text-style-name="P29" svg:width="15.922cm" svg:height="0.054cm"><text:p/></draw:rect></text:p>
        </text:list-item>
        <text:list-item>
          <text:p text:style-name="P16">Tiempos de carga y feedback visual:<text:line-break/><draw:rect text:anchor-type="as-char" style:rel-width="100%" draw:z-index="9" draw:style-name="gr2" draw:text-style-name="P29" svg:width="15.922cm" svg:height="0.054cm"><text:p/></draw:rect></text:p>
        </text:list-item>
      </text:list>
      <text:p text:style-name="normal"><draw:rect text:anchor-type="as-char" style:rel-width="100%" draw:z-index="10" draw:style-name="gr1" draw:text-style-name="P29" svg:width="15.922cm" svg:height="0.054cm"><text:p/></draw:rect></text:p>
      <text:p text:style-name="P2" loext:marker-style-name="T2"><text:bookmark text:name="_3v0k6kcywoo5"/><text:span text:style-name="T2">📰 5. Contenido</text:span><text:span text:style-name="T2"/></text:p>
      <text:list text:style-name="WWNum8">
        <text:list-item>
          <text:p text:style-name="P17">Claridad y relevancia de la información:<text:line-break/><draw:rect text:anchor-type="as-char" style:rel-width="100%" draw:z-index="11" draw:style-name="gr1" draw:text-style-name="P29" svg:width="15.922cm" svg:height="0.054cm"><text:p/></draw:rect></text:p>
        </text:list-item>
        <text:list-item>
          <text:p text:style-name="P18">Actualización y frecuencia de publicación:<text:line-break/><draw:rect text:anchor-type="as-char" style:rel-width="100%" draw:z-index="12" draw:style-name="gr2" draw:text-style-name="P29" svg:width="15.922cm" svg:height="0.054cm"><text:p/></draw:rect></text:p>
        </text:list-item>
      </text:list>
      <text:p text:style-name="normal"><draw:rect text:anchor-type="as-char" style:rel-width="100%" draw:z-index="13" draw:style-name="gr1" draw:text-style-name="P29" svg:width="15.922cm" svg:height="0.054cm"><text:p/></draw:rect></text:p>
      <text:p text:style-name="P2" loext:marker-style-name="T2"><text:bookmark text:name="_x5o3aqgzxhu9"/><text:span text:style-name="T2">⚙️ 6. Tecnología</text:span><text:span text:style-name="T2"/></text:p>
      <text:list text:style-name="WWNum3">
        <text:list-item>
          <text:p text:style-name="P19">¿Usa HTML / CSS / JS puros? ☐ Sí ☐ No<text:line-break/></text:p>
        </text:list-item>
        <text:list-item>
          <text:p text:style-name="P20">Frameworks utilizados (React, Angular, Vue, Laravel, etc.):<text:line-break/><draw:rect text:anchor-type="as-char" style:rel-width="100%" draw:z-index="14" draw:style-name="gr1" draw:text-style-name="P29" svg:width="15.922cm" svg:height="0.054cm"><text:p/></draw:rect></text:p>
        </text:list-item>
        <text:list-item>
          <text:p text:style-name="P20">CMS (WordPress, Joomla, Drupal, Wix, etc.):<text:line-break/><draw:rect text:anchor-type="as-char" style:rel-width="100%" draw:z-index="15" draw:style-name="gr1" draw:text-style-name="P29" svg:width="15.922cm" svg:height="0.054cm"><text:p/></draw:rect></text:p>
        </text:list-item>
        <text:list-item>
          <text:p text:style-name="P21">Otras herramientas detectadas (Bootstrap, Tailwind, Node.js, APIs, etc.):<text:line-break/><draw:rect text:anchor-type="as-char" style:rel-width="100%" draw:z-index="16" draw:style-name="gr2" draw:text-style-name="P29" svg:width="15.922cm" svg:height="0.054cm"><text:p/></draw:rect></text:p>
        </text:list-item>
      </text:list>
      <text:p text:style-name="P22" loext:marker-style-name="T3"><text:span text:style-name="T3">(Pueden usar Wappalyzer o BuiltWith)</text:span><text:span text:style-name="T3"/></text:p>
      <text:p text:style-name="normal"><draw:rect text:anchor-type="as-char" style:rel-width="100%" draw:z-index="17" draw:style-name="gr1" draw:text-style-name="P29" svg:width="15.922cm" svg:height="0.054cm"><text:p/></draw:rect></text:p>
      <text:p text:style-name="P2" loext:marker-style-name="T2"><text:bookmark text:name="_asv12fbb2quk"/><text:span text:style-name="T2">💪 7. Fortalezas / Debilidades</text:span><text:span text:style-name="T2"/></text:p>
      <text:p text:style-name="P22" loext:marker-style-name="T4"><text:span text:style-name="T4">Fortalezas:</text:span><text:span text:style-name="T4"/></text:p>
      <text:p text:style-name="normal"><draw:rect text:anchor-type="as-char" style:rel-width="100%" draw:z-index="18" draw:style-name="gr1" draw:text-style-name="P29" svg:width="15.922cm" svg:height="0.054cm"><text:p/></draw:rect></text:p>
      <text:p text:style-name="P22" loext:marker-style-name="T4"><text:span text:style-name="T4">Debilidades:</text:span><text:span text:style-name="T4"/></text:p>
      <text:p text:style-name="normal"><draw:rect text:anchor-type="as-char" style:rel-width="100%" draw:z-index="19" draw:style-name="gr1" draw:text-style-name="P29" svg:width="15.922cm" svg:height="0.054cm"><text:p/></draw:rect><draw:rect text:anchor-type="as-char" style:rel-width="100%" draw:z-index="20" draw:style-name="gr1" draw:text-style-name="P29" svg:width="15.922cm" svg:height="0.054cm"><text:p/></draw:rect></text:p>
      <text:p text:style-name="P2" loext:marker-style-name="T2"><text:bookmark text:name="_7985vc1a5r5j"/><text:span text:style-name="T2">💡 8. Propuestas de mejora</text:span><text:span text:style-name="T2"/></text:p>
      <text:list text:style-name="WWNum7">
        <text:list-item>
          <text:p text:style-name="P23">Cambios de diseño o estructura:<text:line-break/><draw:rect text:anchor-type="as-char" style:rel-width="100%" draw:z-index="21" draw:style-name="gr1" draw:text-style-name="P29" svg:width="15.922cm" svg:height="0.054cm"><text:p/></draw:rect></text:p>
        </text:list-item>
        <text:list-item>
          <text:p text:style-name="P24"><text:soft-page-break/>Mejoras en accesibilidad o rendimiento:<text:line-break/><draw:rect text:anchor-type="as-char" style:rel-width="100%" draw:z-index="22" draw:style-name="gr1" draw:text-style-name="P29" svg:width="15.922cm" svg:height="0.054cm"><text:p/></draw:rect></text:p>
        </text:list-item>
        <text:list-item>
          <text:p text:style-name="P25">Nuevas funcionalidades o ideas innovadoras:<text:line-break/><draw:rect text:anchor-type="as-char" style:rel-width="100%" draw:z-index="23" draw:style-name="gr2" draw:text-style-name="P29" svg:width="15.922cm" svg:height="0.054cm"><text:p/></draw:rect></text:p>
        </text:list-item>
      </text:list>
      <text:p text:style-name="normal"><draw:rect text:anchor-type="as-char" style:rel-width="100%" draw:z-index="24" draw:style-name="gr1" draw:text-style-name="P29" svg:width="15.922cm" svg:height="0.054cm"><text:p/></draw:rect></text:p>
      <text:p text:style-name="P2" loext:marker-style-name="T2"><text:bookmark text:name="_p2kypkxpuz3"/><text:span text:style-name="T2">🔁 9. Reflexión del Sprint</text:span><text:span text:style-name="T2"/></text:p>
      <text:list text:style-name="WWNum6">
        <text:list-item>
          <text:p text:style-name="P26">¿Cómo se organizaron como equipo?<text:line-break/><draw:rect text:anchor-type="as-char" style:rel-width="100%" draw:z-index="25" draw:style-name="gr1" draw:text-style-name="P29" svg:width="15.922cm" svg:height="0.054cm"><text:p/></draw:rect></text:p>
        </text:list-item>
        <text:list-item>
          <text:p text:style-name="P27">¿Qué aprendieron sobre Agile/Scrum?<text:line-break/><draw:rect text:anchor-type="as-char" style:rel-width="100%" draw:z-index="26" draw:style-name="gr1" draw:text-style-name="P29" svg:width="15.922cm" svg:height="0.054cm"><text:p/></draw:rect></text:p>
        </text:list-item>
        <text:list-item>
          <text:p text:style-name="P28">¿Qué fue lo más fácil o difícil del trabajo?<text:line-break/><draw:rect text:anchor-type="as-char" style:rel-width="100%" draw:z-index="27" draw:style-name="gr2" draw:text-style-name="P29" svg:width="15.922cm" svg:height="0.054cm"><text:p/></draw:rect></text:p>
        </text:list-item>
      </text:list>
      <text:p text:style-name="normal"><draw:rect text:anchor-type="as-char" style:rel-width="100%" draw:z-index="28" draw:style-name="gr1" draw:text-style-name="P29" svg:width="15.922cm" svg:height="0.054cm"><text:p/></draw:rect></text:p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06T10:20:08.943000000</dc:date>
    <meta:editing-duration>PT32M9S</meta:editing-duration>
    <meta:editing-cycles>1</meta:editing-cycles>
    <meta:document-statistic meta:table-count="0" meta:image-count="0" meta:object-count="0" meta:page-count="3" meta:paragraph-count="55" meta:word-count="281" meta:character-count="1644" meta:non-whitespace-character-count="1408"/>
    <meta:generator>LibreOffice/7.5.4.2$Windows_X86_64 LibreOffice_project/36ccfdc35048b057fd9854c757a8b67ec53977b6</meta:generator>
  </office:meta>
</office:document-meta>
</file>